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Calibri Light'" style:font-family-asian="'Calibri Light'" style:font-family-complex="'Calibri Light'" fo:background-color="transparent" fo:color="#2f5496"/>
    </style:style>
    <style:style style:name="T2" style:family="text">
      <style:text-properties fo:font-size="12.00pt" fo:font-weight="normal" fo:font-family="'Calibri Light'" style:font-family-asian="'Calibri Light'" style:font-family-complex="'Calibri Light'" fo:background-color="transparent" style:use-window-font-color="true"/>
    </style:style>
    <style:style style:name="T3" style:family="text">
      <style:text-properties fo:font-size="10.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0.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0.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0.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0.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0.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0.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0.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0.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0.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0.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0.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0.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left" fo:margin-top="12.00pt"/>
    </style:style>
    <style:style style:name="P2"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3" style:family="paragraph">
      <style:paragraph-properties fo:line-height="100.00%" fo:text-align="left">
        <style:tab-stops>
          <style:tab-stop style:position="225.65pt" style:type="center"/>
          <style:tab-stop style:position="451.30pt" style:type="right"/>
        </style:tab-stops>
      </style:paragraph-properties>
    </style:style>
    <style:style style:name="P4"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5" style:family="paragraph">
      <style:paragraph-properties fo:line-height="100.00%" fo:text-align="left" fo:margin-left="5.65pt" fo:text-indent="-5.40pt">
        <style:tab-stops>
          <style:tab-stop style:position="691.75pt"/>
        </style:tab-stops>
      </style:paragraph-properties>
    </style:style>
    <style:style style:name="P6" style:family="paragraph">
      <style:paragraph-properties fo:line-height="100.00%" fo:text-align="center">
        <style:tab-stops>
          <style:tab-stop style:position="225.65pt" style:type="center"/>
          <style:tab-stop style:position="451.30pt" style:type="right"/>
        </style:tab-stops>
      </style:paragraph-properties>
    </style:style>
    <style:style style:name="P7" style:family="paragraph">
      <style:paragraph-properties fo:line-height="100.00%" fo:text-align="left" fo:margin-left="5.65pt" fo:text-indent="-5.40pt">
        <style:tab-stops>
          <style:tab-stop style:position="691.75pt"/>
        </style:tab-stops>
      </style:paragraph-properties>
    </style:style>
    <style:style style:name="P8"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9" style:family="paragraph">
      <style:paragraph-properties fo:line-height="100.00%" fo:text-align="left">
        <style:tab-stops>
          <style:tab-stop style:position="225.65pt" style:type="center"/>
          <style:tab-stop style:position="451.30pt" style:type="right"/>
        </style:tab-stops>
      </style:paragraph-properties>
    </style:style>
    <style:style style:name="P10"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11"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12" style:family="paragraph">
      <style:paragraph-properties fo:line-height="100.00%" fo:text-align="left">
        <style:tab-stops>
          <style:tab-stop style:position="225.65pt" style:type="center"/>
          <style:tab-stop style:position="451.30pt" style:type="right"/>
        </style:tab-stops>
      </style:paragraph-properties>
    </style:style>
    <style:style style:name="P13"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14"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15" style:family="paragraph">
      <style:paragraph-properties fo:line-height="100.00%" fo:text-align="left">
        <style:tab-stops>
          <style:tab-stop style:position="225.65pt" style:type="center"/>
          <style:tab-stop style:position="451.30pt" style:type="right"/>
        </style:tab-stops>
      </style:paragraph-properties>
    </style:style>
    <style:style style:name="P16"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17"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18" style:family="paragraph">
      <style:paragraph-properties fo:line-height="100.00%" fo:text-align="left">
        <style:tab-stops>
          <style:tab-stop style:position="225.65pt" style:type="center"/>
          <style:tab-stop style:position="451.30pt" style:type="right"/>
        </style:tab-stops>
      </style:paragraph-properties>
    </style:style>
    <style:style style:name="P19"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20"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21" style:family="paragraph">
      <style:paragraph-properties fo:line-height="100.00%" fo:text-align="left">
        <style:tab-stops>
          <style:tab-stop style:position="225.65pt" style:type="center"/>
          <style:tab-stop style:position="451.30pt" style:type="right"/>
        </style:tab-stops>
      </style:paragraph-properties>
    </style:style>
    <style:style style:name="P22"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23"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24" style:family="paragraph">
      <style:paragraph-properties fo:line-height="100.00%" fo:text-align="left">
        <style:tab-stops>
          <style:tab-stop style:position="225.65pt" style:type="center"/>
          <style:tab-stop style:position="451.30pt" style:type="right"/>
        </style:tab-stops>
      </style:paragraph-properties>
    </style:style>
    <style:style style:name="P25"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26" style:family="paragraph">
      <style:paragraph-properties fo:line-height="100.00%" fo:text-align="left">
        <style:tab-stops>
          <style:tab-stop style:position="225.65pt" style:type="center"/>
          <style:tab-stop style:position="451.30pt" style:type="right"/>
        </style:tab-stops>
      </style:paragraph-properties>
    </style:style>
    <style:style style:name="P27"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28" style:family="paragraph">
      <style:paragraph-properties fo:line-height="100.00%" fo:text-align="left" fo:margin-left="5.65pt" fo:text-indent="-5.40pt">
        <style:tab-stops>
          <style:tab-stop style:position="691.75pt"/>
        </style:tab-stops>
      </style:paragraph-properties>
    </style:style>
    <style:style style:name="P29" style:family="paragraph">
      <style:paragraph-properties fo:line-height="100.00%" fo:text-align="center">
        <style:tab-stops>
          <style:tab-stop style:position="225.65pt" style:type="center"/>
          <style:tab-stop style:position="451.30pt" style:type="right"/>
        </style:tab-stops>
      </style:paragraph-properties>
    </style:style>
    <style:style style:name="P30" style:family="paragraph">
      <style:paragraph-properties fo:line-height="100.00%" fo:text-align="left" fo:margin-left="5.65pt" fo:text-indent="-5.40pt">
        <style:tab-stops>
          <style:tab-stop style:position="691.75pt"/>
        </style:tab-stops>
      </style:paragraph-properties>
    </style:style>
    <style:style style:name="P31"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32" style:family="paragraph">
      <style:paragraph-properties fo:line-height="100.00%" fo:text-align="left">
        <style:tab-stops>
          <style:tab-stop style:position="225.65pt" style:type="center"/>
          <style:tab-stop style:position="451.30pt" style:type="right"/>
        </style:tab-stops>
      </style:paragraph-properties>
    </style:style>
    <style:style style:name="P33"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34"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35" style:family="paragraph">
      <style:paragraph-properties fo:line-height="100.00%" fo:text-align="left">
        <style:tab-stops>
          <style:tab-stop style:position="225.65pt" style:type="center"/>
          <style:tab-stop style:position="451.30pt" style:type="right"/>
        </style:tab-stops>
      </style:paragraph-properties>
    </style:style>
    <style:style style:name="P36"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37" style:family="paragraph">
      <style:paragraph-properties fo:line-height="100.00%" fo:text-align="left">
        <style:tab-stops>
          <style:tab-stop style:position="225.65pt" style:type="center"/>
          <style:tab-stop style:position="451.30pt" style:type="right"/>
        </style:tab-stops>
      </style:paragraph-properties>
    </style:style>
    <style:style style:name="P38" style:family="paragraph">
      <style:paragraph-properties fo:line-height="100.00%" fo:text-align="left" fo:margin-left="5.65pt" fo:text-indent="-5.40pt">
        <style:tab-stops>
          <style:tab-stop style:position="157.15pt"/>
          <style:tab-stop style:position="32890.85pt"/>
          <style:tab-stop style:position="-5.65pt"/>
          <style:tab-stop style:position="-5.65pt"/>
        </style:tab-stops>
      </style:paragraph-properties>
    </style:style>
    <style:style style:name="P39" style:family="paragraph">
      <style:paragraph-properties fo:line-height="105.00%" fo:text-align="left"/>
    </style:style>
    <style:style style:name="P40" style:family="paragraph">
      <style:paragraph-properties fo:line-height="115.00%" fo:text-align="left" fo:margin-bottom="10.00pt"/>
    </style:style>
    <style:style style:name="TableColumn0100" style:family="table-column">
      <style:table-column-properties style:column-width="2.261111in"/>
    </style:style>
    <style:style style:name="TableColumn0101" style:family="table-column">
      <style:table-column-properties style:column-width="2.260417in"/>
    </style:style>
    <style:style style:name="TableColumn0102" style:family="table-column">
      <style:table-column-properties style:column-width="2.627083in"/>
    </style:style>
    <style:style style:name="TableColumn0103" style:family="table-column">
      <style:table-column-properties style:column-width="2.537500in"/>
    </style:style>
    <style:style style:name="Table01" style:family="table">
      <style:table-properties style:width="9.686111in" fo:margin-left="0.000000in" style:writing-mode="lr" table:align="left" style:may-break-between-rows="true"/>
    </style:style>
    <style:style style:name="TableRow0100" style:family="table-row">
      <style:table-row-properties style:min-row-height="0.200694in"/>
    </style:style>
    <style:style style:name="TableCell010000"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001"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002"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003"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Row0101" style:family="table-row">
      <style:table-row-properties style:min-row-height="0.193750in"/>
    </style:style>
    <style:style style:name="TableCell010100"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1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1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1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102" style:family="table-row">
      <style:table-row-properties style:min-row-height="0.588889in"/>
    </style:style>
    <style:style style:name="TableCell010200"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201"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202"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203"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Row0103" style:family="table-row">
      <style:table-row-properties style:min-row-height="0.395139in"/>
    </style:style>
    <style:style style:name="TableCell010300"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301"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302"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303"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Row0104" style:family="table-row">
      <style:table-row-properties style:min-row-height="1.970139in"/>
    </style:style>
    <style:style style:name="TableCell010400"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401"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402"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403"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Row0105" style:family="table-row">
      <style:table-row-properties style:min-row-height="0.971528in"/>
    </style:style>
    <style:style style:name="TableCell010500"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501"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502"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503"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Row0106" style:family="table-row">
      <style:table-row-properties style:min-row-height="1.380556in"/>
    </style:style>
    <style:style style:name="TableCell010600"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601"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602"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603"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Row0107" style:family="table-row">
      <style:table-row-properties style:min-row-height="0.588889in"/>
    </style:style>
    <style:style style:name="TableCell010700"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701"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702"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703"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Row0108" style:family="table-row">
      <style:table-row-properties style:min-row-height="0.588889in"/>
    </style:style>
    <style:style style:name="TableCell010800"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801"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802"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803"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Row0109" style:family="table-row">
      <style:table-row-properties style:min-row-height="0.161806in"/>
    </style:style>
    <style:style style:name="TableCell010900"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09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9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9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110" style:family="table-row">
      <style:table-row-properties style:min-row-height="0.588889in"/>
    </style:style>
    <style:style style:name="TableCell011000"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1001"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1002"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1003"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Row0111" style:family="table-row">
      <style:table-row-properties style:min-row-height="0.200694in"/>
    </style:style>
    <style:style style:name="TableCell011100"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1101"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1102"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1103"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Row0112" style:family="table-row">
      <style:table-row-properties style:min-row-height="0.200694in"/>
    </style:style>
    <style:style style:name="TableCell011200"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1201"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1202"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style:style style:name="TableCell011203" style:family="table-cell">
      <style:table-cell-properties fo:border-top="0.006944in solid #836967" fo:border-left="0.006944in solid #836967" fo:border-right="0.006944in solid #836967" fo:border-bottom="0.006944in solid #836967" fo:padding-left="0.075000in" fo:padding-right="0.075000in" fo:vertical-align="top" fo:background-color="transparent"/>
    </style:style>
  </office:automatic-styles>
  <office:body>
    <office:text>
      <text:p text:style-name="P1"><text:span text:style-name="T1">High Card Code Review</text:span></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3"><text:span text:style-name="T3">Line in Code:</text:span></text:p>
          </table:table-cell>
          <table:table-cell table:style-name="TableCell010001">
            <text:p text:style-name="P3"><text:span text:style-name="T3">Query:</text:span></text:p>
          </table:table-cell>
          <table:table-cell table:style-name="TableCell010002">
            <text:p text:style-name="P3"><text:span text:style-name="T3">Problem:</text:span></text:p>
          </table:table-cell>
          <table:table-cell table:style-name="TableCell010003">
            <text:p text:style-name="P3"><text:span text:style-name="T3">Possible Solution:</text:span></text:p>
          </table:table-cell>
        </table:table-row>
        <table:table-row table:style-name="TableRow0101">
          <table:table-cell table:style-name="TableCell010100" table:number-columns-spanned="4">
            <text:p text:style-name="P6"><text:span text:style-name="T6">Syntax and Semantic Issues</text:span></text:p>
          </table:table-cell>
          <table:covered-table-cell/>
          <table:covered-table-cell/>
          <table:covered-table-cell/>
        </table:table-row>
        <table:table-row table:style-name="TableRow0102">
          <table:table-cell table:style-name="TableCell010200">
            <text:p text:style-name="P9"><text:span text:style-name="T9">Line 80</text:span></text:p>
            <text:p text:style-name="P9"><text:span text:style-name="T9">ShuffleDevk();</text:span></text:p>
          </table:table-cell>
          <table:table-cell table:style-name="TableCell010201">
            <text:p text:style-name="P9"><text:span text:style-name="T9">Method ShuffleDeck() misspelt preventing the program from being built.</text:span></text:p>
          </table:table-cell>
          <table:table-cell table:style-name="TableCell010202">
            <text:p text:style-name="P9"><text:span text:style-name="T9">Program should have been built at least once to check for syntax errors.</text:span></text:p>
          </table:table-cell>
          <table:table-cell table:style-name="TableCell010203">
            <text:p text:style-name="P9"><text:span text:style-name="T9">Corrected ShuffleDevk(); to ShuffleDeck();</text:span></text:p>
          </table:table-cell>
        </table:table-row>
        <table:table-row table:style-name="TableRow0103">
          <table:table-cell table:style-name="TableCell010300">
            <text:p text:style-name="P12"><text:span text:style-name="T12">All</text:span></text:p>
          </table:table-cell>
          <table:table-cell table:style-name="TableCell010301">
            <text:p text:style-name="P12"><text:span text:style-name="T12">No unit tests.</text:span></text:p>
          </table:table-cell>
          <table:table-cell table:style-name="TableCell010302">
            <text:p text:style-name="P12"><text:span text:style-name="T12">Semantic errors will be missed without thorough unit testing.</text:span></text:p>
          </table:table-cell>
          <table:table-cell table:style-name="TableCell010303">
            <text:p text:style-name="P12"><text:span text:style-name="T12">Built unit tests to test key methods, and overall game.</text:span></text:p>
          </table:table-cell>
        </table:table-row>
        <table:table-row table:style-name="TableRow0104">
          <table:table-cell table:style-name="TableCell010400">
            <text:p text:style-name="P15"><text:span text:style-name="T15">Line 42</text:span></text:p>
            <text:p text:style-name="P15"><text:span text:style-name="T15">int selectedCard = cards[index];</text:span></text:p>
          </table:table-cell>
          <table:table-cell table:style-name="TableCell010401">
            <text:p text:style-name="P15"><text:span text:style-name="T15">Index returned the value which is out of range of the ‘cards’ list of Integers.</text:span></text:p>
          </table:table-cell>
          <table:table-cell table:style-name="TableCell010402">
            <text:p text:style-name="P15"><text:span text:style-name="T15">Each time the DrawCard() method is called, the chosen index is randomly selected from a range up to ‘MaxCards’ (52), then the indexed value is removed from the ‘cards’ list of Integers. Doesn’t take long for the randomly selected index to be higher than the cards remaining in the ‘cards’ list.</text:span></text:p>
          </table:table-cell>
          <table:table-cell table:style-name="TableCell010403" table:number-rows-spanned="2">
            <text:p text:style-name="P15"><text:span text:style-name="T15">Move the random selection of cards to the shuffle() method so the ‘cards’ list is rebuilt after the initial for loop but appended with a randomly indexed integer from the initial ‘cards’ list, before removing that randomly indexed card. The randomised deck will then already be built before the DrawCard() method, and the last card can just be returned and removed from the ‘cards’ list. This will stop the above error and make logical sense when reading the code.</text:span></text:p>
          </table:table-cell>
        </table:table-row>
        <table:table-row table:style-name="TableRow0105">
          <table:table-cell table:style-name="TableCell010500">
            <text:p text:style-name="P18"><text:span text:style-name="T18">Line 30</text:span></text:p>
            <text:p text:style-name="P18"><text:span text:style-name="T18">public int Shuffle()</text:span></text:p>
            <text:p text:style-name="P18"><text:span text:style-name="T18"/></text:p>
          </table:table-cell>
          <table:table-cell table:style-name="TableCell010501">
            <text:p text:style-name="P18"><text:span text:style-name="T18">Doesn’t ‘shuffle deck’.</text:span></text:p>
          </table:table-cell>
          <table:table-cell table:style-name="TableCell010502">
            <text:p text:style-name="P18"><text:span text:style-name="T18">Misleading name of method, the method builds the deck by sequentially appending the ‘cards’ list with integers from 0 to 51.</text:span></text:p>
          </table:table-cell>
          <table:covered-table-cell>
            <text:p text:style-name="P18"><text:span text:style-name="T18"><text:s/></text:span></text:p>
          </table:covered-table-cell>
        </table:table-row>
        <table:table-row table:style-name="TableRow0106">
          <table:table-cell table:style-name="TableCell010600">
            <text:p text:style-name="P21"><text:span text:style-name="T21">Line 136</text:span></text:p>
            <text:p text:style-name="P21"><text:span text:style-name="T21">game.Play(100);</text:span></text:p>
          </table:table-cell>
          <table:table-cell table:style-name="TableCell010601">
            <text:p text:style-name="P21"><text:span text:style-name="T21">Not enough cards in the Deck.</text:span></text:p>
          </table:table-cell>
          <table:table-cell table:style-name="TableCell010602">
            <text:p text:style-name="P21"><text:span text:style-name="T21">The program has been told to run for 1000 games, but there are only 52 cards in the deck, meaning only 26 games can be played without a rebuilding the deck.</text:span></text:p>
          </table:table-cell>
          <table:table-cell table:style-name="TableCell010603">
            <text:p text:style-name="P21"><text:span text:style-name="T21">Placed an if statement in DrawCard() method that will check if the deck is empty, and if the deck is empty the amended Shuffle() method will be called, before the DrawCard() method calls itself recursively.</text:span></text:p>
          </table:table-cell>
        </table:table-row>
        <table:table-row table:style-name="TableRow0107">
          <table:table-cell table:style-name="TableCell010700">
            <text:p text:style-name="P24"><text:span text:style-name="T24">Line 53-62</text:span></text:p>
            <text:p text:style-name="P24"><text:span text:style-name="T24">if (PlayerCard % 13 &gt; DealerCard % 13)</text:span></text:p>
            <text:p text:style-name="P24"><text:span text:style-name="T24">{</text:span></text:p>
            <text:p text:style-name="P24"><text:span text:style-name="T24"><text:s text:c="2"/>result = GameResult.PlayerWon;</text:span></text:p>
            <text:p text:style-name="P24"><text:span text:style-name="T24">}</text:span></text:p>
            <text:p text:style-name="P24"><text:span text:style-name="T24">else if (PlayerCard % 12 &lt; DealerCard % 13)</text:span></text:p>
            <text:p text:style-name="P24"><text:span text:style-name="T24">{</text:span></text:p>
            <text:p text:style-name="P24"><text:span text:style-name="T24"><text:s text:c="2"/>result = GameResult.DealerWon;</text:span></text:p>
            <text:p text:style-name="P24"><text:span text:style-name="T24">}</text:span></text:p>
            <text:p text:style-name="P24"><text:span text:style-name="T24">else</text:span></text:p>
            <text:p text:style-name="P24"><text:span text:style-name="T24">{</text:span></text:p>
            <text:p text:style-name="P24"><text:span text:style-name="T24"><text:s text:c="2"/>result = GameResult.Tie;</text:span></text:p>
            <text:p text:style-name="P24"><text:span text:style-name="T24">}</text:span></text:p>
          </table:table-cell>
          <table:table-cell table:style-name="TableCell010701">
            <text:p text:style-name="P24"><text:span text:style-name="T24">The else if statement ‘PlayerCard % 12 &lt; DealerCard % 13’ is comparing the player’s card to the modulus of 12, against the dealer’s card to the modulus of 13. </text:span></text:p>
          </table:table-cell>
          <table:table-cell table:style-name="TableCell010702">
            <text:p text:style-name="P24"><text:span text:style-name="T24">This is an incorrect comparison which will likely result in a lot more ‘GameResult.Tie’, as there is not an argument for the else statement.</text:span></text:p>
          </table:table-cell>
          <table:table-cell table:style-name="TableCell010703">
            <text:p text:style-name="P24"><text:span text:style-name="T24">Correct the ‘PlayerCard % 12 &lt; DealerCard % 13’ else if statement to compare the player’s card to the modulus of 13.</text:span></text:p>
            <text:p text:style-name="P24"><text:span text:style-name="T24"/></text:p>
            <text:p text:style-name="P24"><text:span text:style-name="T24">Considered making the ‘GameResult.Tie’ another else if statement with the argument ‘PlayerCard % 12 == DealerCard % 13’, and then making an else statement that returns an error code. </text:span></text:p>
            <text:p text:style-name="P24"><text:span text:style-name="T24"/></text:p>
            <text:p text:style-name="P24"><text:span text:style-name="T24">However, after some thought I don’t see a possible outcome that doesn’t fit the other if statements. Possibly useful for unit testing but shouldn’t be required.</text:span></text:p>
          </table:table-cell>
        </table:table-row>
        <table:table-row table:style-name="TableRow0108">
          <table:table-cell table:style-name="TableCell010800">
            <text:p text:style-name="P26"><text:span text:style-name="T27">Line 15-20</text:span></text:p>
            <text:p text:style-name="P26"><text:span text:style-name="T27">public class ScoreBoard</text:span></text:p>
            <text:p text:style-name="P26"><text:span text:style-name="T27">{</text:span></text:p>
            <text:p text:style-name="P26"><text:span text:style-name="T27"><text:s text:c="3"/>public byte playerWins;</text:span></text:p>
            <text:p text:style-name="P26"><text:span text:style-name="T27"><text:s text:c="3"/>public int DealerWins;</text:span></text:p>
            <text:p text:style-name="P26"><text:span text:style-name="T27"><text:s text:c="3"/>public byte Ties { get; set; }</text:span></text:p>
            <text:p text:style-name="P26"><text:span text:style-name="T27">}</text:span></text:p>
          </table:table-cell>
          <table:table-cell table:style-name="TableCell010801">
            <text:p text:style-name="P26"><text:span text:style-name="T27">The ‘ScoreBoard’ variables ‘playerWins’ and ‘Ties’ have been declared as the data type Byte.</text:span></text:p>
          </table:table-cell>
          <table:table-cell table:style-name="TableCell010802">
            <text:p text:style-name="P26"><text:span text:style-name="T27">Using Byte as the data type for keeping track of the scores will only work if the player wins or ties with 255 games or less, as a Byte can only store numerical values of up to 255. If the either the ‘playerWins’ or ‘Ties’ variables go over 255, then the value will wrap around to the beginning, effectively showing the player’s score and ties to the modulus of 255. </text:span></text:p>
          </table:table-cell>
          <table:table-cell table:style-name="TableCell010803">
            <text:p text:style-name="P26"><text:span text:style-name="T27">Either restrict the number of games to 255, or change the data type from Byte to Int.</text:span></text:p>
            <text:p text:style-name="P26"><text:span text:style-name="T27"/></text:p>
            <text:p text:style-name="P26"><text:span text:style-name="T27"/></text:p>
          </table:table-cell>
        </table:table-row>
        <table:table-row table:style-name="TableRow0109">
          <table:table-cell table:style-name="TableCell010900" table:number-columns-spanned="4">
            <text:p text:style-name="P29"><text:span text:style-name="T30">Refraction:</text:span></text:p>
          </table:table-cell>
          <table:covered-table-cell/>
          <table:covered-table-cell/>
          <table:covered-table-cell/>
        </table:table-row>
        <table:table-row table:style-name="TableRow0110">
          <table:table-cell table:style-name="TableCell011000">
            <text:p text:style-name="P32"><text:span text:style-name="T33">Line 23</text:span></text:p>
            <text:p text:style-name="P32"><text:span text:style-name="T33">public List&lt;int&gt; cards;</text:span></text:p>
          </table:table-cell>
          <table:table-cell table:style-name="TableCell011001">
            <text:p text:style-name="P32"><text:span text:style-name="T33">The deck being used for the game is being stored as a List of integers.</text:span></text:p>
          </table:table-cell>
          <table:table-cell table:style-name="TableCell011002">
            <text:p text:style-name="P32"><text:span text:style-name="T33">This program’s implementation of the high card game is only comparing the numerical value of each card to the modulus of 13. Therefore, using a List collection type seems unnecessary, as the Integers could be held in a simple array.</text:span></text:p>
            <text:p text:style-name="P32"><text:span text:style-name="T33"/></text:p>
            <text:p text:style-name="P32"><text:span text:style-name="T33">Additionally, as the number of cards being held in the game’s deck should not surpass 52 (a standard deck of cards) the values could be stored as Bytes instead of Integers, saving space in memory.</text:span></text:p>
          </table:table-cell>
          <table:table-cell table:style-name="TableCell011003">
            <text:p text:style-name="P32"><text:span text:style-name="T33">Change the collection type to an array of Bytes.</text:span></text:p>
          </table:table-cell>
        </table:table-row>
        <table:table-row table:style-name="TableRow0111">
          <table:table-cell table:style-name="TableCell011100">
            <text:p text:style-name="P35"><text:span text:style-name="T36">Line 47 – 62</text:span></text:p>
            <text:p text:style-name="P35"><text:span text:style-name="T36">public GameResult determineWinResult(int PlayerCard, int DealerCard){}</text:span></text:p>
          </table:table-cell>
          <table:table-cell table:style-name="TableCell011101">
            <text:p text:style-name="P35"><text:span text:style-name="T36">GameResult method is in the Deck class.</text:span></text:p>
          </table:table-cell>
          <table:table-cell table:style-name="TableCell011102">
            <text:p text:style-name="P35"><text:span text:style-name="T36">As the GameResult method is determining the winner of a game, it feels like this method should be solely contained within the Game Class, as it does not really fit into the purpose of the Deck class.</text:span></text:p>
          </table:table-cell>
          <table:table-cell table:style-name="TableCell011103">
            <text:p text:style-name="P35"><text:span text:style-name="T36">Change the Determine Result method in the Game class to do the win logic currently being done in the Deck’s determineWinResult method.</text:span></text:p>
          </table:table-cell>
        </table:table-row>
        <table:table-row table:style-name="TableRow0112">
          <table:table-cell table:style-name="TableCell011200">
            <text:p text:style-name="P37"><text:span text:style-name="T39">Lines 23, 24, 66 and 67</text:span></text:p>
            <text:p text:style-name="P37"><text:span text:style-name="T39">public List&lt;int&gt; cards;</text:span></text:p>
            <text:p text:style-name="P37"><text:span text:style-name="T39">public int MaxCards = 52;</text:span></text:p>
            <text:p text:style-name="P37"><text:span text:style-name="T39">public ScoreBoard ScoreBoard;</text:span></text:p>
            <text:p text:style-name="P37"><text:span text:style-name="T39">public Deck deck;</text:span></text:p>
          </table:table-cell>
          <table:table-cell table:style-name="TableCell011201">
            <text:p text:style-name="P37"><text:span text:style-name="T39">The cards and MaxCards variables from the Deck class are public, and the Scoreboard and deck variables from the Game class are public. </text:span></text:p>
          </table:table-cell>
          <table:table-cell table:style-name="TableCell011202">
            <text:p text:style-name="P37"><text:span text:style-name="T39">These variables should be private to maintain the OOP principle of encapsulation.</text:span></text:p>
          </table:table-cell>
          <table:table-cell table:style-name="TableCell011203">
            <text:p text:style-name="P37"><text:span text:style-name="T39">Make the variables private and include get and set methods if required.</text:span></text:p>
            <text:p text:style-name="P37"><text:span text:style-name="T39"/></text:p>
          </table:table-cell>
        </table:table-row>
      </table:table>
      <text:p text:style-name="P39"><text:span text:style-name="T40"/></text:p>
      <text:p text:style-name="P40"><text:span text:style-name="T4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